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6.007cm" table:align="left"/>
    </style:style>
    <style:style style:name="Table1.A" style:family="table-column">
      <style:table-column-properties style:column-width="2.457cm"/>
    </style:style>
    <style:style style:name="Table1.B" style:family="table-column">
      <style:table-column-properties style:column-width="5.039cm"/>
    </style:style>
    <style:style style:name="Table1.C" style:family="table-column">
      <style:table-column-properties style:column-width="4.212cm"/>
    </style:style>
    <style:style style:name="Table1.D" style:family="table-column">
      <style:table-column-properties style:column-width="4.299cm"/>
    </style:style>
    <style:style style:name="Table1.A1" style:family="table-cell">
      <style:table-cell-properties style:vertical-align="bottom" fo:padding="0.049cm" fo:border-left="0.75pt solid #808080" fo:border-right="none" fo:border-top="0.75pt solid #808080" fo:border-bottom="0.05pt solid #808080"/>
    </style:style>
    <style:style style:name="Table1.B1" style:family="table-cell">
      <style:table-cell-properties style:vertical-align="bottom" fo:padding="0.049cm" fo:border-left="0.05pt solid #808080" fo:border-right="none" fo:border-top="0.75pt solid #808080" fo:border-bottom="0.05pt solid #808080"/>
    </style:style>
    <style:style style:name="Table1.D1" style:family="table-cell">
      <style:table-cell-properties style:vertical-align="bottom" fo:padding="0.049cm" fo:border-left="0.05pt solid #808080" fo:border-right="0.75pt solid #808080" fo:border-top="0.75pt solid #808080" fo:border-bottom="0.05pt solid #808080"/>
    </style:style>
    <style:style style:name="Table1.A2" style:family="table-cell">
      <style:table-cell-properties fo:padding="0.049cm" fo:border-left="0.75pt solid #808080" fo:border-right="none" fo:border-top="none" fo:border-bottom="0.05pt solid #808080"/>
    </style:style>
    <style:style style:name="Table1.B2" style:family="table-cell">
      <style:table-cell-properties fo:padding="0.049cm" fo:border-left="0.05pt solid #808080" fo:border-right="none" fo:border-top="none" fo:border-bottom="0.05pt solid #808080"/>
    </style:style>
    <style:style style:name="Table1.C2" style:family="table-cell">
      <style:table-cell-properties fo:padding="0.049cm" fo:border-left="0.05pt solid #808080" fo:border-right="none" fo:border-top="none" fo:border-bottom="0.05pt solid #808080"/>
    </style:style>
    <style:style style:name="Table1.D2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3" style:family="table-cell">
      <style:table-cell-properties fo:padding="0.049cm" fo:border-left="0.75pt solid #808080" fo:border-right="none" fo:border-top="none" fo:border-bottom="0.05pt solid #808080"/>
    </style:style>
    <style:style style:name="Table1.B3" style:family="table-cell">
      <style:table-cell-properties fo:padding="0.049cm" fo:border-left="0.05pt solid #808080" fo:border-right="none" fo:border-top="none" fo:border-bottom="0.05pt solid #808080"/>
    </style:style>
    <style:style style:name="Table1.C3" style:family="table-cell">
      <style:table-cell-properties fo:padding="0.049cm" fo:border-left="0.05pt solid #808080" fo:border-right="none" fo:border-top="none" fo:border-bottom="0.05pt solid #808080"/>
    </style:style>
    <style:style style:name="Table1.D3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4" style:family="table-cell">
      <style:table-cell-properties fo:padding="0.049cm" fo:border-left="0.75pt solid #808080" fo:border-right="none" fo:border-top="none" fo:border-bottom="0.05pt solid #808080"/>
    </style:style>
    <style:style style:name="Table1.B4" style:family="table-cell">
      <style:table-cell-properties fo:padding="0.049cm" fo:border-left="0.05pt solid #808080" fo:border-right="none" fo:border-top="none" fo:border-bottom="0.05pt solid #808080"/>
    </style:style>
    <style:style style:name="Table1.C4" style:family="table-cell">
      <style:table-cell-properties fo:padding="0.049cm" fo:border-left="0.05pt solid #808080" fo:border-right="none" fo:border-top="none" fo:border-bottom="0.05pt solid #808080"/>
    </style:style>
    <style:style style:name="Table1.D4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5" style:family="table-cell">
      <style:table-cell-properties fo:padding="0.049cm" fo:border-left="0.75pt solid #808080" fo:border-right="none" fo:border-top="none" fo:border-bottom="0.05pt solid #808080"/>
    </style:style>
    <style:style style:name="Table1.B5" style:family="table-cell">
      <style:table-cell-properties fo:padding="0.049cm" fo:border-left="0.05pt solid #808080" fo:border-right="none" fo:border-top="none" fo:border-bottom="0.05pt solid #808080"/>
    </style:style>
    <style:style style:name="Table1.C5" style:family="table-cell">
      <style:table-cell-properties fo:padding="0.049cm" fo:border-left="0.05pt solid #808080" fo:border-right="none" fo:border-top="none" fo:border-bottom="0.05pt solid #808080"/>
    </style:style>
    <style:style style:name="Table1.D5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6" style:family="table-cell">
      <style:table-cell-properties fo:padding="0.049cm" fo:border-left="0.75pt solid #808080" fo:border-right="none" fo:border-top="none" fo:border-bottom="0.05pt solid #808080"/>
    </style:style>
    <style:style style:name="Table1.B6" style:family="table-cell">
      <style:table-cell-properties fo:padding="0.049cm" fo:border-left="0.05pt solid #808080" fo:border-right="none" fo:border-top="none" fo:border-bottom="0.05pt solid #808080"/>
    </style:style>
    <style:style style:name="Table1.C6" style:family="table-cell">
      <style:table-cell-properties fo:padding="0.049cm" fo:border-left="0.05pt solid #808080" fo:border-right="none" fo:border-top="none" fo:border-bottom="0.05pt solid #808080"/>
    </style:style>
    <style:style style:name="Table1.D6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7" style:family="table-cell">
      <style:table-cell-properties fo:padding="0.049cm" fo:border-left="0.75pt solid #808080" fo:border-right="none" fo:border-top="none" fo:border-bottom="0.05pt solid #808080"/>
    </style:style>
    <style:style style:name="Table1.B7" style:family="table-cell">
      <style:table-cell-properties fo:padding="0.049cm" fo:border-left="0.05pt solid #808080" fo:border-right="none" fo:border-top="none" fo:border-bottom="0.05pt solid #808080"/>
    </style:style>
    <style:style style:name="Table1.C7" style:family="table-cell">
      <style:table-cell-properties fo:padding="0.049cm" fo:border-left="0.05pt solid #808080" fo:border-right="none" fo:border-top="none" fo:border-bottom="0.05pt solid #808080"/>
    </style:style>
    <style:style style:name="Table1.D7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8" style:family="table-cell">
      <style:table-cell-properties fo:padding="0.049cm" fo:border-left="0.75pt solid #808080" fo:border-right="none" fo:border-top="none" fo:border-bottom="0.05pt solid #808080"/>
    </style:style>
    <style:style style:name="Table1.B8" style:family="table-cell">
      <style:table-cell-properties fo:padding="0.049cm" fo:border-left="0.05pt solid #808080" fo:border-right="none" fo:border-top="none" fo:border-bottom="0.05pt solid #808080"/>
    </style:style>
    <style:style style:name="Table1.C8" style:family="table-cell">
      <style:table-cell-properties fo:padding="0.049cm" fo:border-left="0.05pt solid #808080" fo:border-right="none" fo:border-top="none" fo:border-bottom="0.05pt solid #808080"/>
    </style:style>
    <style:style style:name="Table1.D8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9" style:family="table-cell">
      <style:table-cell-properties fo:padding="0.049cm" fo:border-left="0.75pt solid #808080" fo:border-right="none" fo:border-top="none" fo:border-bottom="0.05pt solid #808080"/>
    </style:style>
    <style:style style:name="Table1.B9" style:family="table-cell">
      <style:table-cell-properties fo:padding="0.049cm" fo:border-left="0.05pt solid #808080" fo:border-right="none" fo:border-top="none" fo:border-bottom="0.05pt solid #808080"/>
    </style:style>
    <style:style style:name="Table1.C9" style:family="table-cell">
      <style:table-cell-properties fo:padding="0.049cm" fo:border-left="0.05pt solid #808080" fo:border-right="none" fo:border-top="none" fo:border-bottom="0.05pt solid #808080"/>
    </style:style>
    <style:style style:name="Table1.D9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10" style:family="table-cell">
      <style:table-cell-properties fo:padding="0.049cm" fo:border-left="0.75pt solid #808080" fo:border-right="none" fo:border-top="none" fo:border-bottom="0.05pt solid #808080"/>
    </style:style>
    <style:style style:name="Table1.B10" style:family="table-cell">
      <style:table-cell-properties fo:padding="0.049cm" fo:border-left="0.05pt solid #808080" fo:border-right="none" fo:border-top="none" fo:border-bottom="0.05pt solid #808080"/>
    </style:style>
    <style:style style:name="Table1.C10" style:family="table-cell">
      <style:table-cell-properties fo:padding="0.049cm" fo:border-left="0.05pt solid #808080" fo:border-right="none" fo:border-top="none" fo:border-bottom="0.05pt solid #808080"/>
    </style:style>
    <style:style style:name="Table1.D10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11" style:family="table-cell">
      <style:table-cell-properties fo:padding="0.049cm" fo:border-left="0.75pt solid #808080" fo:border-right="none" fo:border-top="none" fo:border-bottom="0.05pt solid #808080"/>
    </style:style>
    <style:style style:name="Table1.B11" style:family="table-cell">
      <style:table-cell-properties fo:padding="0.049cm" fo:border-left="0.05pt solid #808080" fo:border-right="none" fo:border-top="none" fo:border-bottom="0.05pt solid #808080"/>
    </style:style>
    <style:style style:name="Table1.C11" style:family="table-cell">
      <style:table-cell-properties fo:padding="0.049cm" fo:border-left="0.05pt solid #808080" fo:border-right="none" fo:border-top="none" fo:border-bottom="0.05pt solid #808080"/>
    </style:style>
    <style:style style:name="Table1.D11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12" style:family="table-cell">
      <style:table-cell-properties fo:padding="0.049cm" fo:border-left="0.75pt solid #808080" fo:border-right="none" fo:border-top="none" fo:border-bottom="0.05pt solid #808080"/>
    </style:style>
    <style:style style:name="Table1.B12" style:family="table-cell">
      <style:table-cell-properties fo:padding="0.049cm" fo:border-left="0.05pt solid #808080" fo:border-right="none" fo:border-top="none" fo:border-bottom="0.05pt solid #808080"/>
    </style:style>
    <style:style style:name="Table1.C12" style:family="table-cell">
      <style:table-cell-properties fo:padding="0.049cm" fo:border-left="0.05pt solid #808080" fo:border-right="none" fo:border-top="none" fo:border-bottom="0.05pt solid #808080"/>
    </style:style>
    <style:style style:name="Table1.D12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13" style:family="table-cell">
      <style:table-cell-properties fo:padding="0.049cm" fo:border-left="0.75pt solid #808080" fo:border-right="none" fo:border-top="none" fo:border-bottom="0.05pt solid #808080"/>
    </style:style>
    <style:style style:name="Table1.B13" style:family="table-cell">
      <style:table-cell-properties fo:padding="0.049cm" fo:border-left="0.05pt solid #808080" fo:border-right="none" fo:border-top="none" fo:border-bottom="0.05pt solid #808080"/>
    </style:style>
    <style:style style:name="Table1.C13" style:family="table-cell">
      <style:table-cell-properties fo:padding="0.049cm" fo:border-left="0.05pt solid #808080" fo:border-right="none" fo:border-top="none" fo:border-bottom="0.05pt solid #808080"/>
    </style:style>
    <style:style style:name="Table1.D13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14" style:family="table-cell">
      <style:table-cell-properties fo:padding="0.049cm" fo:border-left="0.75pt solid #808080" fo:border-right="none" fo:border-top="none" fo:border-bottom="0.05pt solid #808080"/>
    </style:style>
    <style:style style:name="Table1.B14" style:family="table-cell">
      <style:table-cell-properties fo:padding="0.049cm" fo:border-left="0.05pt solid #808080" fo:border-right="none" fo:border-top="none" fo:border-bottom="0.05pt solid #808080"/>
    </style:style>
    <style:style style:name="Table1.C14" style:family="table-cell">
      <style:table-cell-properties fo:padding="0.049cm" fo:border-left="0.05pt solid #808080" fo:border-right="none" fo:border-top="none" fo:border-bottom="0.05pt solid #808080"/>
    </style:style>
    <style:style style:name="Table1.D14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15" style:family="table-cell">
      <style:table-cell-properties fo:padding="0.049cm" fo:border-left="0.75pt solid #808080" fo:border-right="none" fo:border-top="none" fo:border-bottom="0.05pt solid #808080"/>
    </style:style>
    <style:style style:name="Table1.B15" style:family="table-cell">
      <style:table-cell-properties fo:padding="0.049cm" fo:border-left="0.05pt solid #808080" fo:border-right="none" fo:border-top="none" fo:border-bottom="0.05pt solid #808080"/>
    </style:style>
    <style:style style:name="Table1.C15" style:family="table-cell">
      <style:table-cell-properties fo:padding="0.049cm" fo:border-left="0.05pt solid #808080" fo:border-right="none" fo:border-top="none" fo:border-bottom="0.05pt solid #808080"/>
    </style:style>
    <style:style style:name="Table1.D15" style:family="table-cell">
      <style:table-cell-properties fo:padding="0.049cm" fo:border-left="0.05pt solid #808080" fo:border-right="0.75pt solid #808080" fo:border-top="none" fo:border-bottom="0.05pt solid #808080"/>
    </style:style>
    <style:style style:name="Table1.A16" style:family="table-cell">
      <style:table-cell-properties fo:padding="0.049cm" fo:border-left="0.75pt solid #808080" fo:border-right="none" fo:border-top="none" fo:border-bottom="0.75pt solid #808080"/>
    </style:style>
    <style:style style:name="Table1.B16" style:family="table-cell">
      <style:table-cell-properties fo:padding="0.049cm" fo:border-left="0.05pt solid #808080" fo:border-right="none" fo:border-top="none" fo:border-bottom="0.75pt solid #808080"/>
    </style:style>
    <style:style style:name="Table1.C16" style:family="table-cell">
      <style:table-cell-properties fo:padding="0.049cm" fo:border-left="0.05pt solid #808080" fo:border-right="none" fo:border-top="none" fo:border-bottom="0.75pt solid #808080"/>
    </style:style>
    <style:style style:name="Table1.D16" style:family="table-cell">
      <style:table-cell-properties fo:padding="0.049cm" fo:border-left="0.05pt solid #808080" fo:border-right="0.75pt solid #808080" fo:border-top="none" fo:border-bottom="0.75pt solid #808080"/>
    </style:style>
    <style:style style:name="P1" style:family="paragraph" style:parent-style-name="Text_20_body" style:list-style-name="L1"/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conda vs. pip vs. virtualenv</text:h>
      <text:section text:style-name="Sect1" text:name="conda-vs-pip-vs-virtualenv">
        <text:p text:style-name="Text_20_body">If you’ve used pip and virtualenv in the past, you can use conda to perform all of the same operations. Pip is a package manager, and Virtualenv is an environment manager. Conda is both.</text:p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header-rows>
            <table:table-row>
              <table:table-cell table:style-name="Table1.A1" office:value-type="string">
                <text:p text:style-name="Table_20_Heading">Task</text:p>
              </table:table-cell>
              <table:table-cell table:style-name="Table1.B1" office:value-type="string">
                <text:p text:style-name="Table_20_Heading">Conda package and environment manager command</text:p>
              </table:table-cell>
              <table:table-cell table:style-name="Table1.B1" office:value-type="string">
                <text:p text:style-name="Table_20_Heading">Pip package manager command</text:p>
              </table:table-cell>
              <table:table-cell table:style-name="Table1.D1" office:value-type="string">
                <text:p text:style-name="Table_20_Heading">Virtualenv environment manager command</text:p>
              </table:table-cell>
            </table:table-row>
          </table:table-header-rows>
          <table:table-row>
            <table:table-cell table:style-name="Table1.A15" office:value-type="string">
              <text:p text:style-name="Table_20_Contents">Install a package</text:p>
            </table:table-cell>
            <table:table-cell table:style-name="Table1.B15" office:value-type="string">
              <text:p text:style-name="Table_20_Contents"><text:span text:style-name="Teletype">conda install $PACKAGE_NAME</text:span></text:p>
            </table:table-cell>
            <table:table-cell table:style-name="Table1.C15" office:value-type="string">
              <text:p text:style-name="Table_20_Contents"><text:span text:style-name="Teletype">pip install $PACKAGE_NAME</text:span></text:p>
            </table:table-cell>
            <table:table-cell table:style-name="Table1.D15" office:value-type="string">
              <text:p text:style-name="Table_20_Contents">X</text:p>
            </table:table-cell>
          </table:table-row>
          <table:table-row>
            <table:table-cell table:style-name="Table1.A15" office:value-type="string">
              <text:p text:style-name="Table_20_Contents">Update a package</text:p>
            </table:table-cell>
            <table:table-cell table:style-name="Table1.B15" office:value-type="string">
              <text:p text:style-name="Table_20_Contents"><text:span text:style-name="Teletype">conda update --name $ENVIRONMENT_NAME $PACKAGE_NAME</text:span></text:p>
            </table:table-cell>
            <table:table-cell table:style-name="Table1.C15" office:value-type="string">
              <text:p text:style-name="Table_20_Contents"><text:span text:style-name="Teletype">pip install --upgrade $PACKAGE_NAME</text:span></text:p>
            </table:table-cell>
            <table:table-cell table:style-name="Table1.D15" office:value-type="string">
              <text:p text:style-name="Table_20_Contents">X</text:p>
            </table:table-cell>
          </table:table-row>
          <table:table-row>
            <table:table-cell table:style-name="Table1.A15" office:value-type="string">
              <text:p text:style-name="Table_20_Contents">Update package manager</text:p>
            </table:table-cell>
            <table:table-cell table:style-name="Table1.B15" office:value-type="string">
              <text:p text:style-name="Table_20_Contents"><text:span text:style-name="Teletype">conda update conda</text:span></text:p>
            </table:table-cell>
            <table:table-cell table:style-name="Table1.C15" office:value-type="string">
              <text:p text:style-name="Table_20_Contents">Linux/OSX: <text:span text:style-name="Teletype">pip install -U pip</text:span> Win: <text:span text:style-name="Teletype">python -m pip install -U pip</text:span></text:p>
            </table:table-cell>
            <table:table-cell table:style-name="Table1.D15" office:value-type="string">
              <text:p text:style-name="Table_20_Contents">X</text:p>
            </table:table-cell>
          </table:table-row>
          <table:table-row>
            <table:table-cell table:style-name="Table1.A15" office:value-type="string">
              <text:p text:style-name="Table_20_Contents">Uninstall a package</text:p>
            </table:table-cell>
            <table:table-cell table:style-name="Table1.B15" office:value-type="string">
              <text:p text:style-name="Table_20_Contents"><text:span text:style-name="Teletype">conda remove --name $ENVIRONMENT_NAME $PACKAGE_NAME</text:span></text:p>
            </table:table-cell>
            <table:table-cell table:style-name="Table1.C15" office:value-type="string">
              <text:p text:style-name="Table_20_Contents"><text:span text:style-name="Teletype">pip uninstall $PACKAGE_NAME</text:span></text:p>
            </table:table-cell>
            <table:table-cell table:style-name="Table1.D15" office:value-type="string">
              <text:p text:style-name="Table_20_Contents">X</text:p>
            </table:table-cell>
          </table:table-row>
          <table:table-row>
            <table:table-cell table:style-name="Table1.A15" office:value-type="string">
              <text:p text:style-name="Table_20_Contents">Create an environment</text:p>
            </table:table-cell>
            <table:table-cell table:style-name="Table1.B15" office:value-type="string">
              <text:p text:style-name="Table_20_Contents"><text:span text:style-name="Teletype">conda create --name $ENVIRONMENT_NAME python</text:span></text:p>
            </table:table-cell>
            <table:table-cell table:style-name="Table1.C15" office:value-type="string">
              <text:p text:style-name="Table_20_Contents">X</text:p>
            </table:table-cell>
            <table:table-cell table:style-name="Table1.D15" office:value-type="string">
              <text:p text:style-name="Table_20_Contents"><text:span text:style-name="Teletype">cd $ENV_BASE_DIR; virtualenv $ENVIRONMENT_NAME</text:span></text:p>
            </table:table-cell>
          </table:table-row>
          <table:table-row>
            <table:table-cell table:style-name="Table1.A15" office:value-type="string">
              <text:p text:style-name="Table_20_Contents">Activate an environment</text:p>
            </table:table-cell>
            <table:table-cell table:style-name="Table1.B15" office:value-type="string">
              <text:p text:style-name="Table_20_Contents"><text:span text:style-name="Teletype">source activate $ENVIRONMENT_NAME</text:span></text:p>
            </table:table-cell>
            <table:table-cell table:style-name="Table1.C15" office:value-type="string">
              <text:p text:style-name="Table_20_Contents">X</text:p>
            </table:table-cell>
            <table:table-cell table:style-name="Table1.D15" office:value-type="string">
              <text:p text:style-name="Table_20_Contents"><text:span text:style-name="Teletype">source $ENV_BASE_DIR/$ENVIRONMENT_NAME/bin/activate</text:span></text:p>
            </table:table-cell>
          </table:table-row>
          <table:table-row>
            <table:table-cell table:style-name="Table1.A15" office:value-type="string">
              <text:p text:style-name="Table_20_Contents">Deactivate an environment</text:p>
            </table:table-cell>
            <table:table-cell table:style-name="Table1.B15" office:value-type="string">
              <text:p text:style-name="Table_20_Contents"><text:span text:style-name="Teletype">source deactivate</text:span></text:p>
            </table:table-cell>
            <table:table-cell table:style-name="Table1.C15" office:value-type="string">
              <text:p text:style-name="Table_20_Contents">X</text:p>
            </table:table-cell>
            <table:table-cell table:style-name="Table1.D15" office:value-type="string">
              <text:p text:style-name="Table_20_Contents"><text:span text:style-name="Teletype">deactivate</text:span></text:p>
            </table:table-cell>
          </table:table-row>
          <table:table-row>
            <table:table-cell table:style-name="Table1.A15" office:value-type="string">
              <text:p text:style-name="Table_20_Contents">Search available packages</text:p>
            </table:table-cell>
            <table:table-cell table:style-name="Table1.B15" office:value-type="string">
              <text:p text:style-name="Table_20_Contents"><text:span text:style-name="Teletype">conda search $SEARCH_TERM</text:span></text:p>
            </table:table-cell>
            <table:table-cell table:style-name="Table1.C15" office:value-type="string">
              <text:p text:style-name="Table_20_Contents"><text:span text:style-name="Teletype">pip search $SEARCH_TERM</text:span></text:p>
            </table:table-cell>
            <table:table-cell table:style-name="Table1.D15" office:value-type="string">
              <text:p text:style-name="Table_20_Contents">X</text:p>
            </table:table-cell>
          </table:table-row>
          <table:table-row>
            <table:table-cell table:style-name="Table1.A15" office:value-type="string">
              <text:p text:style-name="Table_20_Contents">Install package from specific source</text:p>
            </table:table-cell>
            <table:table-cell table:style-name="Table1.B15" office:value-type="string">
              <text:p text:style-name="Table_20_Contents"><text:span text:style-name="Teletype">conda install --channel $URL $PACKAGE_NAME</text:span></text:p>
            </table:table-cell>
            <table:table-cell table:style-name="Table1.C15" office:value-type="string">
              <text:p text:style-name="Table_20_Contents"><text:span text:style-name="Teletype">pip install --index-url $URL $PACKAGE_NAME</text:span></text:p>
            </table:table-cell>
            <table:table-cell table:style-name="Table1.D15" office:value-type="string">
              <text:p text:style-name="Table_20_Contents">X</text:p>
            </table:table-cell>
          </table:table-row>
          <table:table-row>
            <table:table-cell table:style-name="Table1.A15" office:value-type="string">
              <text:p text:style-name="Table_20_Contents">List installed packages</text:p>
            </table:table-cell>
            <table:table-cell table:style-name="Table1.B15" office:value-type="string">
              <text:p text:style-name="Table_20_Contents"><text:span text:style-name="Teletype">conda list --name $ENVIRONMENT_NAME</text:span></text:p>
            </table:table-cell>
            <table:table-cell table:style-name="Table1.C15" office:value-type="string">
              <text:p text:style-name="Table_20_Contents"><text:span text:style-name="Teletype">pip list</text:span></text:p>
            </table:table-cell>
            <table:table-cell table:style-name="Table1.D15" office:value-type="string">
              <text:p text:style-name="Table_20_Contents">X</text:p>
            </table:table-cell>
          </table:table-row>
          <table:table-row>
            <table:table-cell table:style-name="Table1.A15" office:value-type="string">
              <text:p text:style-name="Table_20_Contents">Create requirements file</text:p>
            </table:table-cell>
            <table:table-cell table:style-name="Table1.B15" office:value-type="string">
              <text:p text:style-name="Table_20_Contents"><text:span text:style-name="Teletype">conda list --export</text:span></text:p>
            </table:table-cell>
            <table:table-cell table:style-name="Table1.C15" office:value-type="string">
              <text:p text:style-name="Table_20_Contents"><text:span text:style-name="Teletype">pip freeze</text:span></text:p>
            </table:table-cell>
            <table:table-cell table:style-name="Table1.D15" office:value-type="string">
              <text:p text:style-name="Table_20_Contents">X</text:p>
            </table:table-cell>
          </table:table-row>
          <table:table-row>
            <table:table-cell table:style-name="Table1.A15" office:value-type="string">
              <text:p text:style-name="Table_20_Contents">List all environments</text:p>
            </table:table-cell>
            <table:table-cell table:style-name="Table1.B15" office:value-type="string">
              <text:p text:style-name="Table_20_Contents"><text:span text:style-name="Teletype">conda info --envs</text:span></text:p>
            </table:table-cell>
            <table:table-cell table:style-name="Table1.C15" office:value-type="string">
              <text:p text:style-name="Table_20_Contents">X</text:p>
            </table:table-cell>
            <table:table-cell table:style-name="Table1.D15" office:value-type="string">
              <text:p text:style-name="Table_20_Contents">Install virtualenv wrapper, then <text:span text:style-name="Teletype">lsvirtualenv</text:span></text:p>
            </table:table-cell>
          </table:table-row>
          <table:table-row>
            <table:table-cell table:style-name="Table1.A15" office:value-type="string">
              <text:p text:style-name="Table_20_Contents">Install other <text:soft-page-break/>package manager</text:p>
            </table:table-cell>
            <table:table-cell table:style-name="Table1.B15" office:value-type="string">
              <text:p text:style-name="Table_20_Contents"><text:span text:style-name="Teletype">conda install pip</text:span></text:p>
            </table:table-cell>
            <table:table-cell table:style-name="Table1.C15" office:value-type="string">
              <text:p text:style-name="Table_20_Contents"><text:span text:style-name="Teletype">pip install </text:span><text:soft-page-break/><text:span text:style-name="Teletype">conda</text:span></text:p>
            </table:table-cell>
            <table:table-cell table:style-name="Table1.D15" office:value-type="string">
              <text:p text:style-name="Table_20_Contents">X</text:p>
            </table:table-cell>
          </table:table-row>
          <table:table-row>
            <table:table-cell table:style-name="Table1.A15" office:value-type="string">
              <text:p text:style-name="Table_20_Contents">Install Python</text:p>
            </table:table-cell>
            <table:table-cell table:style-name="Table1.B15" office:value-type="string">
              <text:p text:style-name="Table_20_Contents"><text:span text:style-name="Teletype">conda install python=x.x</text:span></text:p>
            </table:table-cell>
            <table:table-cell table:style-name="Table1.C15" office:value-type="string">
              <text:p text:style-name="Table_20_Contents">X</text:p>
            </table:table-cell>
            <table:table-cell table:style-name="Table1.D15" office:value-type="string">
              <text:p text:style-name="Table_20_Contents">X</text:p>
            </table:table-cell>
          </table:table-row>
          <table:table-row>
            <table:table-cell table:style-name="Table1.A16" office:value-type="string">
              <text:p text:style-name="Table_20_Contents">Update Python</text:p>
            </table:table-cell>
            <table:table-cell table:style-name="Table1.B16" office:value-type="string">
              <text:p text:style-name="Table_20_Contents"><text:span text:style-name="Teletype">conda update python</text:span> *</text:p>
            </table:table-cell>
            <table:table-cell table:style-name="Table1.C16" office:value-type="string">
              <text:p text:style-name="Table_20_Contents">X</text:p>
            </table:table-cell>
            <table:table-cell table:style-name="Table1.D16" office:value-type="string">
              <text:p text:style-name="Table_20_Contents">X</text:p>
            </table:table-cell>
          </table:table-row>
        </table:table>
        <text:list xml:id="list5153077236109286103" text:style-name="L1">
          <text:list-item>
            <text:p text:style-name="P1"><text:span text:style-name="Teletype">conda update python</text:span> updates to the most recent in the series, so Python 2 to latest 2.x, Python 3 to latest 3.x, and so on. </text:p>
          </text:list-item>
        </text:list>
      </text:section>
      <text:p text:style-name="Horizontal_20_Line"/>
      <text:p text:style-name="Text_20_body">© Copyright 2017, Continuum Analytics.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21:19:45.872530351</meta:creation-date>
    <dc:date>2017-05-26T21:20:52.197578422</dc:date>
    <meta:editing-duration>PT1M7S</meta:editing-duration>
    <meta:editing-cycles>1</meta:editing-cycles>
    <meta:generator>LibreOffice/5.1.6.2$Linux_X86_64 LibreOffice_project/10m0$Build-2</meta:generator>
    <meta:document-statistic meta:table-count="1" meta:image-count="0" meta:object-count="0" meta:page-count="2" meta:paragraph-count="68" meta:word-count="260" meta:character-count="1680" meta:non-whitespace-character-count="1496"/>
  </office:meta>
</office:document-meta>
</file>